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6" style:family="paragraph" style:parent-style-name="Text_20_body" style:list-style-name="L1">
      <style:text-properties fo:font-size="6pt" style:font-size-asian="5.25pt" style:font-size-complex="6pt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8" style:family="paragraph" style:parent-style-name="Text_20_body" style:list-style-name="L2">
      <style:text-properties fo:font-size="6pt" style:font-size-asian="5.25pt" style:font-size-complex="6pt"/>
    </style:style>
    <style:style style:name="P9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0" style:family="paragraph" style:parent-style-name="Text_20_body" style:list-style-name="L3">
      <style:text-properties fo:font-size="6pt" style:font-size-asian="5.25pt" style:font-size-complex="6pt"/>
    </style:style>
    <style:style style:name="P11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2" style:family="paragraph" style:parent-style-name="Text_20_body" style:list-style-name="L4">
      <style:text-properties fo:font-size="6pt" style:font-size-asian="5.25pt" style:font-size-complex="6pt"/>
    </style:style>
    <style:style style:name="P13" style:family="paragraph" style:parent-style-name="Heading_20_3"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5"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7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8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9">
      <style:text-properties fo:font-size="6pt" style:font-size-asian="5.25pt" style:font-size-complex="6pt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0">
      <style:text-properties fo:font-size="6pt" style:font-size-asian="5.25pt" style:font-size-complex="6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1">
      <style:text-properties fo:font-size="6pt" style:font-size-asian="5.25pt" style:font-size-complex="6pt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2">
      <style:text-properties fo:font-size="6pt" style:font-size-asian="5.25pt" style:font-size-complex="6pt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3">
      <style:text-properties fo:font-size="6pt" style:font-size-asian="5.25pt" style:font-size-complex="6pt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4">
      <style:text-properties fo:font-size="6pt" style:font-size-asian="5.25pt" style:font-size-complex="6pt"/>
    </style:style>
    <style:style style:name="P34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5">
      <style:text-properties fo:font-size="6pt" style:font-size-asian="5.25pt" style:font-size-complex="6pt"/>
    </style:style>
    <style:style style:name="P36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text-properties fo:font-size="6pt" style:font-size-asian="5.25pt" style:font-size-complex="6pt"/>
    </style:style>
    <style:style style:name="P38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7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8">
      <style:text-properties fo:font-size="6pt" style:font-size-asian="5.25pt" style:font-size-complex="6pt"/>
    </style:style>
    <style:style style:name="P42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19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0">
      <style:text-properties fo:font-size="6pt" style:font-size-asian="5.25pt" style:font-size-complex="6pt"/>
    </style:style>
    <style:style style:name="P46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1">
      <style:text-properties fo:font-size="6pt" style:font-size-asian="5.25pt" style:font-size-complex="6pt"/>
    </style:style>
    <style:style style:name="P48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2">
      <style:text-properties fo:font-size="6pt" style:font-size-asian="5.25pt" style:font-size-complex="6pt"/>
    </style:style>
    <style:style style:name="P50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3">
      <style:text-properties fo:font-size="6pt" style:font-size-asian="5.25pt" style:font-size-complex="6pt"/>
    </style:style>
    <style:style style:name="P52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4">
      <style:text-properties fo:font-size="6pt" style:font-size-asian="5.25pt" style:font-size-complex="6pt"/>
    </style:style>
    <style:style style:name="P54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5" style:family="paragraph" style:parent-style-name="Text_20_body" style:list-style-name="L25">
      <style:text-properties fo:font-size="6pt" style:font-size-asian="5.25pt" style:font-size-complex="6pt"/>
    </style:style>
    <style:style style:name="P56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7" style:family="paragraph" style:parent-style-name="Text_20_body" style:list-style-name="L26">
      <style:text-properties fo:font-size="6pt" style:font-size-asian="5.25pt" style:font-size-complex="6pt"/>
    </style:style>
    <style:style style:name="P58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9" style:family="paragraph" style:parent-style-name="Text_20_body" style:list-style-name="L27">
      <style:text-properties fo:font-size="6pt" style:font-size-asian="5.25pt" style:font-size-complex="6pt"/>
    </style:style>
    <style:style style:name="P60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1" style:family="paragraph" style:parent-style-name="Text_20_body" style:list-style-name="L28">
      <style:text-properties fo:font-size="6pt" style:font-size-asian="5.25pt" style:font-size-complex="6pt"/>
    </style:style>
    <style:style style:name="P62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3" style:family="paragraph" style:parent-style-name="Text_20_body" style:list-style-name="L29">
      <style:text-properties fo:font-size="6pt" style:font-size-asian="5.25pt" style:font-size-complex="6pt"/>
    </style:style>
    <style:style style:name="P64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5" style:family="paragraph" style:parent-style-name="Text_20_body" style:list-style-name="L30">
      <style:text-properties fo:font-size="6pt" style:font-size-asian="5.25pt" style:font-size-complex="6pt"/>
    </style:style>
    <style:style style:name="P66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7" style:family="paragraph" style:parent-style-name="Text_20_body" style:list-style-name="L31">
      <style:text-properties fo:font-size="6pt" style:font-size-asian="5.25pt" style:font-size-complex="6pt"/>
    </style:style>
    <style:style style:name="P68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69" style:family="paragraph" style:parent-style-name="Text_20_body" style:list-style-name="L32">
      <style:text-properties fo:font-size="6pt" style:font-size-asian="5.25pt" style:font-size-complex="6pt"/>
    </style:style>
    <style:style style:name="P70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1" style:family="paragraph" style:parent-style-name="Text_20_body" style:list-style-name="L33">
      <style:text-properties fo:font-size="6pt" style:font-size-asian="5.25pt" style:font-size-complex="6pt"/>
    </style:style>
    <style:style style:name="P72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3" style:family="paragraph" style:parent-style-name="Text_20_body" style:list-style-name="L34">
      <style:text-properties fo:font-size="6pt" style:font-size-asian="5.25pt" style:font-size-complex="6pt"/>
    </style:style>
    <style:style style:name="P74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5" style:family="paragraph" style:parent-style-name="Text_20_body" style:list-style-name="L35">
      <style:text-properties fo:font-size="6pt" style:font-size-asian="5.25pt" style:font-size-complex="6pt"/>
    </style:style>
    <style:style style:name="P76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7" style:family="paragraph" style:parent-style-name="Text_20_body" style:list-style-name="L36">
      <style:text-properties fo:font-size="6pt" style:font-size-asian="5.25pt" style:font-size-complex="6pt"/>
    </style:style>
    <style:style style:name="P78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79" style:family="paragraph" style:parent-style-name="Text_20_body" style:list-style-name="L37">
      <style:text-properties fo:font-size="6pt" style:font-size-asian="5.25pt" style:font-size-complex="6pt"/>
    </style:style>
    <style:style style:name="P80" style:family="paragraph" style:parent-style-name="Text_20_body" style:list-style-name="L38">
      <style:text-properties fo:font-size="6pt" style:font-size-asian="5.25pt" style:font-size-complex="6pt"/>
    </style:style>
    <style:style style:name="P81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82" style:family="paragraph" style:parent-style-name="Text_20_body" style:list-style-name="L39">
      <style:text-properties fo:font-size="6pt" style:font-size-asian="5.25pt" style:font-size-complex="6pt"/>
    </style:style>
    <style:style style:name="P83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4" style:family="paragraph" style:parent-style-name="Text_20_body" style:list-style-name="L40">
      <style:text-properties fo:font-size="6pt" style:font-size-asian="5.25pt" style:font-size-complex="6pt"/>
    </style:style>
    <style:style style:name="P85" style:family="paragraph" style:parent-style-name="Text_20_body" style:list-style-name="L41">
      <style:paragraph-properties fo:margin-top="0in" fo:margin-bottom="0in" style:contextual-spacing="false"/>
      <style:text-properties fo:font-size="6pt" style:font-size-asian="5.25pt" style:font-size-complex="6pt"/>
    </style:style>
    <style:style style:name="P86" style:family="paragraph" style:parent-style-name="Text_20_body" style:list-style-name="L41">
      <style:text-properties fo:font-size="6pt" style:font-size-asian="5.25pt" style:font-size-complex="6pt"/>
    </style:style>
    <style:style style:name="P87" style:family="paragraph" style:parent-style-name="Text_20_body" style:list-style-name="L42">
      <style:paragraph-properties fo:margin-top="0in" fo:margin-bottom="0in" style:contextual-spacing="false"/>
      <style:text-properties fo:font-size="6pt" style:font-size-asian="5.25pt" style:font-size-complex="6pt"/>
    </style:style>
    <style:style style:name="P88" style:family="paragraph" style:parent-style-name="Text_20_body" style:list-style-name="L42">
      <style:text-properties fo:font-size="6pt" style:font-size-asian="5.25pt" style:font-size-complex="6pt"/>
    </style:style>
    <style:style style:name="P89" style:family="paragraph" style:parent-style-name="Text_20_body" style:list-style-name="L43">
      <style:paragraph-properties fo:margin-top="0in" fo:margin-bottom="0in" style:contextual-spacing="false"/>
      <style:text-properties fo:font-size="6pt" style:font-size-asian="5.25pt" style:font-size-complex="6pt"/>
    </style:style>
    <style:style style:name="P90" style:family="paragraph" style:parent-style-name="Text_20_body" style:list-style-name="L43">
      <style:text-properties fo:font-size="6pt" style:font-size-asian="5.25pt" style:font-size-complex="6pt"/>
    </style:style>
    <style:style style:name="P91" style:family="paragraph" style:parent-style-name="Text_20_body" style:list-style-name="L44">
      <style:paragraph-properties fo:margin-top="0in" fo:margin-bottom="0in" style:contextual-spacing="false"/>
      <style:text-properties fo:font-size="6pt" style:font-size-asian="5.25pt" style:font-size-complex="6pt"/>
    </style:style>
    <style:style style:name="P92" style:family="paragraph" style:parent-style-name="Text_20_body" style:list-style-name="L44">
      <style:text-properties fo:font-size="6pt" style:font-size-asian="5.25pt" style:font-size-complex="6pt"/>
    </style:style>
    <style:style style:name="P93" style:family="paragraph" style:parent-style-name="Text_20_body" style:list-style-name="L45">
      <style:paragraph-properties fo:margin-top="0in" fo:margin-bottom="0in" style:contextual-spacing="false"/>
      <style:text-properties fo:font-size="6pt" style:font-size-asian="5.25pt" style:font-size-complex="6pt"/>
    </style:style>
    <style:style style:name="P94" style:family="paragraph" style:parent-style-name="Text_20_body" style:list-style-name="L45">
      <style:text-properties fo:font-size="6pt" style:font-size-asian="5.25pt" style:font-size-complex="6pt"/>
    </style:style>
    <style:style style:name="P95" style:family="paragraph" style:parent-style-name="Text_20_body" style:list-style-name="L46">
      <style:paragraph-properties fo:margin-top="0in" fo:margin-bottom="0in" style:contextual-spacing="false"/>
      <style:text-properties fo:font-size="6pt" style:font-size-asian="5.25pt" style:font-size-complex="6pt"/>
    </style:style>
    <style:style style:name="P96" style:family="paragraph" style:parent-style-name="Text_20_body" style:list-style-name="L46">
      <style:text-properties fo:font-size="6pt" style:font-size-asian="5.25pt" style:font-size-complex="6pt"/>
    </style:style>
    <style:style style:name="P97" style:family="paragraph" style:parent-style-name="Text_20_body" style:list-style-name="L47">
      <style:paragraph-properties fo:margin-top="0in" fo:margin-bottom="0in" style:contextual-spacing="false"/>
      <style:text-properties fo:font-size="6pt" style:font-size-asian="5.25pt" style:font-size-complex="6pt"/>
    </style:style>
    <style:style style:name="P98" style:family="paragraph" style:parent-style-name="Text_20_body" style:list-style-name="L47">
      <style:text-properties fo:font-size="6pt" style:font-size-asian="5.25pt" style:font-size-complex="6pt"/>
    </style:style>
    <style:style style:name="P99" style:family="paragraph" style:parent-style-name="Text_20_body" style:list-style-name="L48">
      <style:paragraph-properties fo:margin-top="0in" fo:margin-bottom="0in" style:contextual-spacing="false"/>
      <style:text-properties fo:font-size="6pt" style:font-size-asian="5.25pt" style:font-size-complex="6pt"/>
    </style:style>
    <style:style style:name="P100" style:family="paragraph" style:parent-style-name="Text_20_body" style:list-style-name="L48">
      <style:text-properties fo:font-size="6pt" style:font-size-asian="5.25pt" style:font-size-complex="6pt"/>
    </style:style>
    <style:style style:name="P101" style:family="paragraph" style:parent-style-name="Text_20_body" style:list-style-name="L49">
      <style:paragraph-properties fo:margin-top="0in" fo:margin-bottom="0in" style:contextual-spacing="false"/>
      <style:text-properties fo:font-size="6pt" style:font-size-asian="5.25pt" style:font-size-complex="6pt"/>
    </style:style>
    <style:style style:name="P102" style:family="paragraph" style:parent-style-name="Text_20_body" style:list-style-name="L49">
      <style:text-properties fo:font-size="6pt" style:font-size-asian="5.25pt" style:font-size-complex="6pt"/>
    </style:style>
    <style:style style:name="P103" style:family="paragraph" style:parent-style-name="Text_20_body" style:list-style-name="L50">
      <style:paragraph-properties fo:margin-top="0in" fo:margin-bottom="0in" style:contextual-spacing="false"/>
      <style:text-properties fo:font-size="6pt" style:font-size-asian="5.25pt" style:font-size-complex="6pt"/>
    </style:style>
    <style:style style:name="P104" style:family="paragraph" style:parent-style-name="Text_20_body" style:list-style-name="L50">
      <style:text-properties fo:font-size="6pt" style:font-size-asian="5.25pt" style:font-size-complex="6pt"/>
    </style:style>
    <style:style style:name="P105" style:family="paragraph" style:parent-style-name="Text_20_body" style:list-style-name="L51">
      <style:paragraph-properties fo:margin-top="0in" fo:margin-bottom="0in" style:contextual-spacing="false"/>
      <style:text-properties fo:font-size="6pt" style:font-size-asian="5.25pt" style:font-size-complex="6pt"/>
    </style:style>
    <style:style style:name="P106" style:family="paragraph" style:parent-style-name="Text_20_body" style:list-style-name="L51">
      <style:text-properties fo:font-size="6pt" style:font-size-asian="5.25pt" style:font-size-complex="6pt"/>
    </style:style>
    <style:style style:name="P107" style:family="paragraph" style:parent-style-name="Text_20_body" style:list-style-name="L52">
      <style:paragraph-properties fo:margin-top="0in" fo:margin-bottom="0in" style:contextual-spacing="false"/>
      <style:text-properties fo:font-size="6pt" style:font-size-asian="5.25pt" style:font-size-complex="6pt"/>
    </style:style>
    <style:style style:name="P108" style:family="paragraph" style:parent-style-name="Text_20_body" style:list-style-name="L52">
      <style:text-properties fo:font-size="6pt" style:font-size-asian="5.25pt" style:font-size-complex="6pt"/>
    </style:style>
    <style:style style:name="P109" style:family="paragraph" style:parent-style-name="Text_20_body" style:list-style-name="L53">
      <style:paragraph-properties fo:margin-top="0in" fo:margin-bottom="0in" style:contextual-spacing="false"/>
      <style:text-properties fo:font-size="6pt" style:font-size-asian="5.25pt" style:font-size-complex="6pt"/>
    </style:style>
    <style:style style:name="P110" style:family="paragraph" style:parent-style-name="Text_20_body" style:list-style-name="L53">
      <style:text-properties fo:font-size="6pt" style:font-size-asian="5.25pt" style:font-size-complex="6pt"/>
    </style:style>
    <style:style style:name="P111" style:family="paragraph" style:parent-style-name="Text_20_body" style:list-style-name="L54">
      <style:paragraph-properties fo:margin-top="0in" fo:margin-bottom="0in" style:contextual-spacing="false"/>
      <style:text-properties fo:font-size="6pt" style:font-size-asian="5.25pt" style:font-size-complex="6pt"/>
    </style:style>
    <style:style style:name="P112" style:family="paragraph" style:parent-style-name="Text_20_body" style:list-style-name="L54">
      <style:text-properties fo:font-size="6pt" style:font-size-asian="5.25pt" style:font-size-complex="6pt"/>
    </style:style>
    <style:style style:name="P113" style:family="paragraph" style:parent-style-name="Text_20_body" style:list-style-name="L55">
      <style:paragraph-properties fo:margin-top="0in" fo:margin-bottom="0in" style:contextual-spacing="false"/>
      <style:text-properties fo:font-size="6pt" style:font-size-asian="5.25pt" style:font-size-complex="6pt"/>
    </style:style>
    <style:style style:name="P114" style:family="paragraph" style:parent-style-name="Text_20_body" style:list-style-name="L55">
      <style:text-properties fo:font-size="6pt" style:font-size-asian="5.25pt" style:font-size-complex="6pt"/>
    </style:style>
    <style:style style:name="P115" style:family="paragraph" style:parent-style-name="Text_20_body" style:list-style-name="L56">
      <style:paragraph-properties fo:margin-top="0in" fo:margin-bottom="0in" style:contextual-spacing="false"/>
      <style:text-properties fo:font-size="6pt" style:font-size-asian="5.25pt" style:font-size-complex="6pt"/>
    </style:style>
    <style:style style:name="P116" style:family="paragraph" style:parent-style-name="Text_20_body" style:list-style-name="L56">
      <style:text-properties fo:font-size="6pt" style:font-size-asian="5.25pt" style:font-size-complex="6pt"/>
    </style:style>
    <style:style style:name="P117" style:family="paragraph" style:parent-style-name="Text_20_body" style:list-style-name="L57">
      <style:paragraph-properties fo:margin-top="0in" fo:margin-bottom="0in" style:contextual-spacing="false"/>
      <style:text-properties fo:font-size="6pt" style:font-size-asian="5.25pt" style:font-size-complex="6pt"/>
    </style:style>
    <style:style style:name="P118" style:family="paragraph" style:parent-style-name="Text_20_body" style:list-style-name="L57">
      <style:text-properties fo:font-size="6pt" style:font-size-asian="5.25pt" style:font-size-complex="6pt"/>
    </style:style>
    <style:style style:name="P119" style:family="paragraph" style:parent-style-name="Text_20_body" style:list-style-name="L58">
      <style:paragraph-properties fo:margin-top="0in" fo:margin-bottom="0in" style:contextual-spacing="false"/>
      <style:text-properties fo:font-size="6pt" style:font-size-asian="5.25pt" style:font-size-complex="6pt"/>
    </style:style>
    <style:style style:name="P120" style:family="paragraph" style:parent-style-name="Text_20_body" style:list-style-name="L58">
      <style:text-properties fo:font-size="6pt" style:font-size-asian="5.25pt" style:font-size-complex="6pt"/>
    </style:style>
    <style:style style:name="P121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HE COMPLETE HOS STORY - EXPLAINED SIMPLY</text:h>
      <text:h text:style-name="P2" text:outline-level="2">For Dummies, Family, Friends, and Anyone Who Asks "What Are You Building?"</text:h>
      <text:p text:style-name="P3"><text:span text:style-name="Strong_20_Emphasis">Version:</text:span> November 26, 2025<text:line-break/><text:span text:style-name="Strong_20_Emphasis">By:</text:span> Meir Niv (70 years old, been doing this tech thing for 45 years)</text:p>
      <text:p text:style-name="P4"/>
      <text:h text:style-name="P2" text:outline-level="2">THE BIG IDEA (One Sentence)</text:h>
      <text:p text:style-name="P3"><text:span text:style-name="Strong_20_Emphasis">We're building the "Windows" for humanoid robots - the operating system that will run on millions of robots worldwide.</text:span></text:p>
      <text:p text:style-name="P3">Think: Microsoft Windows runs on billions of computers. We're building that, but for robots that look and move like humans.</text:p>
      <text:p text:style-name="P4"/>
      <text:h text:style-name="P2" text:outline-level="2">THE PROBLEM TODAY</text:h>
      <text:p text:style-name="P3"><text:span text:style-name="Strong_20_Emphasis">Humanoid robots exist, but they're stupid.</text:span></text:p>
      <text:p text:style-name="P3">Boston Dynamics makes robots that do backflips → Cool, but useless.<text:line-break/>Honda made ASIMO that walks stairs → Cute, but can't do real work.<text:line-break/>Tesla is making Optimus → Actually useful, but closed system (only Tesla controls it).</text:p>
      <text:p text:style-name="P3"><text:span text:style-name="Strong_20_Emphasis">It's like the 1970s with computers:</text:span></text:p>
      <text:list text:style-name="L1">
        <text:list-item>
          <text:p text:style-name="P5">Hardware existed (computers were built) </text:p>
        </text:list-item>
        <text:list-item>
          <text:p text:style-name="P5">But no common software (every computer was different) </text:p>
        </text:list-item>
        <text:list-item>
          <text:p text:style-name="P6">So nobody used them (too complicated, too limited) </text:p>
        </text:list-item>
      </text:list>
      <text:p text:style-name="P3"><text:span text:style-name="Strong_20_Emphasis">Then Microsoft created Windows:</text:span></text:p>
      <text:list text:style-name="L2">
        <text:list-item>
          <text:p text:style-name="P7">Suddenly all computers spoke the same language </text:p>
        </text:list-item>
        <text:list-item>
          <text:p text:style-name="P7">Developers built thousands of programs </text:p>
        </text:list-item>
        <text:list-item>
          <text:p text:style-name="P7">Computers became useful for everyone </text:p>
        </text:list-item>
        <text:list-item>
          <text:p text:style-name="P8"><text:span text:style-name="Strong_20_Emphasis">Microsoft captured most of the value</text:span> </text:p>
        </text:list-item>
      </text:list>
      <text:p text:style-name="P3"><text:span text:style-name="Strong_20_Emphasis">We're at that moment for robots.</text:span></text:p>
      <text:p text:style-name="P4"/>
      <text:h text:style-name="P2" text:outline-level="2">THE SOLUTION: HOS (HUMANOID OPERATING SYSTEM)</text:h>
      <text:p text:style-name="P3"><text:span text:style-name="Strong_20_Emphasis">What is HOS?</text:span></text:p>
      <text:p text:style-name="P3">HOS = The software platform that makes any humanoid robot useful.</text:p>
      <text:p text:style-name="P3"><text:span text:style-name="Strong_20_Emphasis">Like your smartphone:</text:span></text:p>
      <text:list text:style-name="L3">
        <text:list-item>
          <text:p text:style-name="P9">Hardware: iPhone or Android phone (made by different companies) </text:p>
        </text:list-item>
        <text:list-item>
          <text:p text:style-name="P9">Operating system: iOS or Android (makes phone work) </text:p>
        </text:list-item>
        <text:list-item>
          <text:p text:style-name="P10">Apps: Instagram, Uber, games (what you actually use) </text:p>
        </text:list-item>
      </text:list>
      <text:p text:style-name="P3"><text:span text:style-name="Strong_20_Emphasis">For robots:</text:span></text:p>
      <text:list text:style-name="L4">
        <text:list-item>
          <text:p text:style-name="P11">Hardware: Chinese robots, Tesla Optimus, Boston Dynamics (the physical robot) </text:p>
        </text:list-item>
        <text:list-item>
          <text:p text:style-name="P11">Operating system: <text:span text:style-name="Strong_20_Emphasis">HOS</text:span> (makes robot work) </text:p>
        </text:list-item>
        <text:list-item>
          <text:p text:style-name="P12">Apps: RoboChef, HR Driver, HR Security (what robot actually does) </text:p>
        </text:list-item>
      </text:list>
      <text:p text:style-name="P3"><text:span text:style-name="Strong_20_Emphasis">Why this matters:</text:span></text:p>
      <text:p text:style-name="P3">Just like Windows made computers useful, HOS makes robots useful.</text:p>
      <text:p text:style-name="P3">Just like Android powers 3 billion phones, HOS will power millions of robots.</text:p>
      <text:p text:style-name="P3">Just like Microsoft captured $2 trillion in value, HOS can capture similar value.</text:p>
      <text:p text:style-name="P4"/>
      <text:h text:style-name="P2" text:outline-level="2">WHY NOW? (THE TIMING IS PERFECT)</text:h>
      <text:p text:style-name="P3"><text:span text:style-name="Strong_20_Emphasis">Two things just came together:</text:span></text:p>
      <text:h text:style-name="P13" text:outline-level="3">1. AI Got Smart Enough</text:h>
      <text:p text:style-name="P3"><text:span text:style-name="Strong_20_Emphasis">My proof:</text:span></text:p>
      <text:p text:style-name="P3">I'm 70 years old. I built a stock trading system in 6 months.</text:p>
      <text:p text:style-name="P3"><text:soft-page-break/><text:span text:style-name="Strong_20_Emphasis">I could NEVER have built this myself.</text:span></text:p>
      <text:p text:style-name="P3">I had the idea. AI wrote the code. It came out better than I imagined.</text:p>
      <text:p text:style-name="P3">The system is live right now: meirniv.pythonanywhere.com/orders</text:p>
      <text:list text:style-name="L5">
        <text:list-item>
          <text:p text:style-name="P14">Started with $1,000 </text:p>
        </text:list-item>
        <text:list-item>
          <text:p text:style-name="P14">Now worth $5,038 </text:p>
        </text:list-item>
        <text:list-item>
          <text:p text:style-name="P14">403% returns </text:p>
        </text:list-item>
        <text:list-item>
          <text:p text:style-name="P15">99% win rate (only 2 small losses out of 200+ trades) </text:p>
        </text:list-item>
      </text:list>
      <text:p text:style-name="P3"><text:span text:style-name="Strong_20_Emphasis">This proves AI crossed a threshold.</text:span></text:p>
      <text:p text:style-name="P3">If AI can beat the stock market, it can cook food and drive cars.</text:p>
      <text:p text:style-name="P3"><text:span text:style-name="Strong_20_Emphasis">This just happened.</text:span> Not 10 years ago. Now.</text:p>
      <text:h text:style-name="P13" text:outline-level="3">2. Robot Bodies Are Ready</text:h>
      <text:p text:style-name="P3">Boston Dynamics spent 20 years making robots that can walk, grab things, move around.</text:p>
      <text:p text:style-name="P3">Chinese manufacturers now sell these bodies for $15,000-30,000 (cheap!).</text:p>
      <text:p text:style-name="P3"><text:span text:style-name="Strong_20_Emphasis">Bodies exist. Brains (AI) exist. Just need SOFTWARE to connect them.</text:span></text:p>
      <text:p text:style-name="P3">That's HOS.</text:p>
      <text:p text:style-name="P4"/>
      <text:h text:style-name="P2" text:outline-level="2">HOW ROBOTS WILL BE BETTER THAN HUMANS</text:h>
      <text:p text:style-name="P3"><text:span text:style-name="Strong_20_Emphasis">Not at everything. But at EXECUTION tasks.</text:span></text:p>
      <text:p text:style-name="P3"><text:span text:style-name="Strong_20_Emphasis">Humans are better at:</text:span> Imagination, creativity, art, inventing new things</text:p>
      <text:p text:style-name="P3"><text:span text:style-name="Strong_20_Emphasis">Robots are better at:</text:span> Following instructions perfectly, never getting tired, no fear</text:p>
      <text:p text:style-name="P3"><text:span text:style-name="Strong_20_Emphasis">Examples:</text:span></text:p>
      <text:h text:style-name="P13" text:outline-level="3">Driving:</text:h>
      <text:list text:style-name="L6">
        <text:list-item>
          <text:p text:style-name="P16"><text:span text:style-name="Strong_20_Emphasis">Human driver:</text:span> Gets distracted (phone, kids, food), gets tired, gets angry </text:p>
        </text:list-item>
        <text:list-item>
          <text:p text:style-name="P16"><text:span text:style-name="Strong_20_Emphasis">Robot driver:</text:span> Perfect attention 24/7, never tired, never angry </text:p>
        </text:list-item>
        <text:list-item>
          <text:p text:style-name="P17"><text:span text:style-name="Strong_20_Emphasis">Result:</text:span> Robots will have 100x fewer accidents (almost zero accidents) </text:p>
        </text:list-item>
      </text:list>
      <text:h text:style-name="P13" text:outline-level="3">Combat Rescue:</text:h>
      <text:list text:style-name="L7">
        <text:list-item>
          <text:p text:style-name="P18"><text:span text:style-name="Strong_20_Emphasis">Human medic:</text:span> Natural fear of death, hesitates under fire, might panic </text:p>
        </text:list-item>
        <text:list-item>
          <text:p text:style-name="P18"><text:span text:style-name="Strong_20_Emphasis">Robot medic:</text:span> No fear, runs into danger, no panic, perfect protocol </text:p>
        </text:list-item>
        <text:list-item>
          <text:p text:style-name="P19"><text:span text:style-name="Strong_20_Emphasis">Result:</text:span> Robots will save MORE soldiers' lives </text:p>
        </text:list-item>
      </text:list>
      <text:h text:style-name="P13" text:outline-level="3">Cooking:</text:h>
      <text:list text:style-name="L8">
        <text:list-item>
          <text:p text:style-name="P20"><text:span text:style-name="Strong_20_Emphasis">Human chef:</text:span> Gets tired, makes mistakes, bad days </text:p>
        </text:list-item>
        <text:list-item>
          <text:p text:style-name="P20"><text:span text:style-name="Strong_20_Emphasis">Robot chef:</text:span> Perfect consistency, never tired, exact measurements </text:p>
        </text:list-item>
        <text:list-item>
          <text:p text:style-name="P21"><text:span text:style-name="Strong_20_Emphasis">Result:</text:span> Same quality meal every single time </text:p>
        </text:list-item>
      </text:list>
      <text:p text:style-name="P3"><text:span text:style-name="Strong_20_Emphasis">For 90% of physical work, robots will be better than humans.</text:span></text:p>
      <text:p text:style-name="P3">Not because robots are smarter (they're not).</text:p>
      <text:p text:style-name="P3">Because <text:span text:style-name="Strong_20_Emphasis">execution doesn't need imagination - just perfect following of instructions.</text:span></text:p>
      <text:p text:style-name="P4"/>
      <text:h text:style-name="P2" text:outline-level="2">THE KILLER APP: ROBOCHEF WITH MICHELIN CHEFS</text:h>
      <text:p text:style-name="P3"><text:span text:style-name="Strong_20_Emphasis">This is the easiest way to understand what HOS does:</text:span></text:p>
      <text:h text:style-name="P13" text:outline-level="3">How It Works (Simple):</text:h>
      <text:p text:style-name="P3"><text:span text:style-name="Strong_20_Emphasis">Step 1: Gordon Ramsay teaches the robot</text:span></text:p>
      <text:list text:style-name="L9">
        <text:list-item>
          <text:p text:style-name="P22">Gordon demonstrates how to make his famous Beef Wellington </text:p>
        </text:list-item>
        <text:list-item>
          <text:p text:style-name="P22">Robot watches and learns (like a kid watching mom cook) </text:p>
        </text:list-item>
        <text:list-item>
          <text:p text:style-name="P23">Robot learns the EXACT technique Gordon uses </text:p>
        </text:list-item>
      </text:list>
      <text:p text:style-name="P3"><text:span text:style-name="Strong_20_Emphasis">Step 2: You buy the recipe package</text:span></text:p>
      <text:list text:style-name="L10">
        <text:list-item>
          <text:p text:style-name="P24">You pay $150 for "Gordon Ramsay's Beef Wellington package" </text:p>
        </text:list-item>
        <text:list-item>
          <text:p text:style-name="P24">Package includes: Recipe software + ingredient list </text:p>
        </text:list-item>
        <text:list-item>
          <text:p text:style-name="P25">Ingredients get delivered to your house </text:p>
        </text:list-item>
      </text:list>
      <text:p text:style-name="P3"><text:soft-page-break/><text:span text:style-name="Strong_20_Emphasis">Step 3: Robot cooks it perfectly</text:span></text:p>
      <text:list text:style-name="L11">
        <text:list-item>
          <text:p text:style-name="P26">Your home robot cooks the Beef Wellington </text:p>
        </text:list-item>
        <text:list-item>
          <text:p text:style-name="P26">Uses Gordon's exact technique (learned from him) </text:p>
        </text:list-item>
        <text:list-item>
          <text:p text:style-name="P27">Comes out PERFECT - restaurant quality at home </text:p>
        </text:list-item>
      </text:list>
      <text:p text:style-name="P3"><text:span text:style-name="Strong_20_Emphasis">Step 4: Everyone makes money</text:span></text:p>
      <text:list text:style-name="L12">
        <text:list-item>
          <text:p text:style-name="P28">Gordon gets $60 (40%) - he taught his recipe once, earns forever </text:p>
        </text:list-item>
        <text:list-item>
          <text:p text:style-name="P28">We get $45 (30%) - platform fee </text:p>
        </text:list-item>
        <text:list-item>
          <text:p text:style-name="P28">Food suppliers get $45 (30%) - for premium ingredients </text:p>
        </text:list-item>
        <text:list-item>
          <text:p text:style-name="P29"><text:span text:style-name="Strong_20_Emphasis">You get Michelin-star meal for $150 instead of $400+ at restaurant</text:span> </text:p>
        </text:list-item>
      </text:list>
      <text:h text:style-name="P13" text:outline-level="3">Why This Is Genius:</text:h>
      <text:p text:style-name="P3"><text:span text:style-name="Strong_20_Emphasis">For chefs:</text:span></text:p>
      <text:list text:style-name="L13">
        <text:list-item>
          <text:p text:style-name="P30">Monetize expertise globally (Gordon can't cook in 1 million homes personally) </text:p>
        </text:list-item>
        <text:list-item>
          <text:p text:style-name="P30">Passive income (teach once, earn forever) </text:p>
        </text:list-item>
        <text:list-item>
          <text:p text:style-name="P31">Brand expansion (millions experience their cooking) </text:p>
        </text:list-item>
      </text:list>
      <text:p text:style-name="P3"><text:span text:style-name="Strong_20_Emphasis">For you:</text:span></text:p>
      <text:list text:style-name="L14">
        <text:list-item>
          <text:p text:style-name="P32">Restaurant-quality food at home </text:p>
        </text:list-item>
        <text:list-item>
          <text:p text:style-name="P32">Fraction of restaurant price </text:p>
        </text:list-item>
        <text:list-item>
          <text:p text:style-name="P32">Perfect every time </text:p>
        </text:list-item>
        <text:list-item>
          <text:p text:style-name="P33">Bragging rights ("Tonight I'm having Gordon Ramsay's Beef Wellington!") </text:p>
        </text:list-item>
      </text:list>
      <text:p text:style-name="P3"><text:span text:style-name="Strong_20_Emphasis">For us:</text:span></text:p>
      <text:list text:style-name="L15">
        <text:list-item>
          <text:p text:style-name="P34">Proves robots can learn complex tasks (if cooking, then anything) </text:p>
        </text:list-item>
        <text:list-item>
          <text:p text:style-name="P34">High-margin recurring revenue (30% of every sale) </text:p>
        </text:list-item>
        <text:list-item>
          <text:p text:style-name="P34">Celebrity partnerships (Gordon Ramsay = viral marketing) </text:p>
        </text:list-item>
        <text:list-item>
          <text:p text:style-name="P35"><text:span text:style-name="Strong_20_Emphasis">Drives people to buy robots</text:span> (they want Gordon to cook for them) </text:p>
        </text:list-item>
      </text:list>
      <text:p text:style-name="P3"><text:span text:style-name="Strong_20_Emphasis">The market:</text:span> 100 million cooking households in US × $1,080/year = <text:span text:style-name="Strong_20_Emphasis">$108 billion opportunity</text:span></text:p>
      <text:p text:style-name="P3">Just from cooking. Plus drivers, security, elderly care, cleaning, manufacturing...</text:p>
      <text:p text:style-name="P4"/>
      <text:h text:style-name="P2" text:outline-level="2">HOW WE MAKE MONEY (THE BUSINESS MODEL)</text:h>
      <text:p text:style-name="P3"><text:span text:style-name="Strong_20_Emphasis">Three revenue streams:</text:span></text:p>
      <text:h text:style-name="P13" text:outline-level="3">1. Sell Robot + Software Package ($25,000-100,000 per robot)</text:h>
      <text:p text:style-name="P3">Like buying iPhone + iOS:</text:p>
      <text:list text:style-name="L16">
        <text:list-item>
          <text:p text:style-name="P36">Chinese robot body: $15,000 </text:p>
        </text:list-item>
        <text:list-item>
          <text:p text:style-name="P36">HOS software: $10,000 </text:p>
        </text:list-item>
        <text:list-item>
          <text:p text:style-name="P37">Total to customer: $25,000 </text:p>
        </text:list-item>
      </text:list>
      <text:p text:style-name="P3"><text:span text:style-name="Strong_20_Emphasis">Margins:</text:span> 40% ($10,000 profit per robot)</text:p>
      <text:h text:style-name="P13" text:outline-level="3">2. Recipe Marketplace (Recurring Revenue)</text:h>
      <text:p text:style-name="P3">Gordon Ramsay's Beef Wellington: $150</text:p>
      <text:list text:style-name="L17">
        <text:list-item>
          <text:p text:style-name="P38">Gordon: $60 </text:p>
        </text:list-item>
        <text:list-item>
          <text:p text:style-name="P38">Us: $45 </text:p>
        </text:list-item>
        <text:list-item>
          <text:p text:style-name="P39">Ingredients: $45 </text:p>
        </text:list-item>
      </text:list>
      <text:p text:style-name="P3">User buys 2 meals/month × 12 months = $1,080/year Our cut: $324/year per user</text:p>
      <text:p text:style-name="P3"><text:span text:style-name="Strong_20_Emphasis">100,000 users = $32 million/year recurring</text:span></text:p>
      <text:h text:style-name="P13" text:outline-level="3">3. App Store (Platform Revenue)</text:h>
      <text:p text:style-name="P3">Developers build apps on HOS:</text:p>
      <text:list text:style-name="L18">
        <text:list-item>
          <text:p text:style-name="P40">HR Driver (transportation) </text:p>
        </text:list-item>
        <text:list-item>
          <text:p text:style-name="P40">HR Security (guards) </text:p>
        </text:list-item>
        <text:list-item>
          <text:p text:style-name="P40">HR Care (elderly assistance) </text:p>
        </text:list-item>
        <text:list-item>
          <text:p text:style-name="P41">HR Cleaning (homes/offices) </text:p>
        </text:list-item>
      </text:list>
      <text:p text:style-name="P3">We take 30% of every app purchase (like Apple App Store).</text:p>
      <text:p text:style-name="P3"><text:span text:style-name="Strong_20_Emphasis">Platform revenue at scale: Billions</text:span></text:p>
      <text:p text:style-name="P4"/>
      <text:h text:style-name="P2" text:outline-level="2"><text:soft-page-break/>THE MARKET SIZE (HOW BIG THIS IS)</text:h>
      <text:p text:style-name="P3"><text:span text:style-name="Strong_20_Emphasis">Start with what's real and achievable:</text:span></text:p>
      <text:h text:style-name="P13" text:outline-level="3">Year 1: Three Restaurants</text:h>
      <text:list text:style-name="L19">
        <text:list-item>
          <text:p text:style-name="P42">3 restaurants buy RoboChef </text:p>
        </text:list-item>
        <text:list-item>
          <text:p text:style-name="P42">Each restaurant: $262,500/year revenue to us </text:p>
        </text:list-item>
        <text:list-item>
          <text:p text:style-name="P43"><text:span text:style-name="Strong_20_Emphasis">Total: $787,500 first year</text:span> </text:p>
        </text:list-item>
      </text:list>
      <text:h text:style-name="P13" text:outline-level="3">Year 5: One Thousand Restaurants</text:h>
      <text:list text:style-name="L20">
        <text:list-item>
          <text:p text:style-name="P44">Word spreads, chains adopt </text:p>
        </text:list-item>
        <text:list-item>
          <text:p text:style-name="P44">1,000 restaurants × $262,500 = $262 million/year </text:p>
        </text:list-item>
        <text:list-item>
          <text:p text:style-name="P44">At 35% profit margin = $91 million profit </text:p>
        </text:list-item>
        <text:list-item>
          <text:p text:style-name="P45">Company worth $2.6 billion (10x revenue multiple) </text:p>
        </text:list-item>
      </text:list>
      <text:p text:style-name="P3"><text:span text:style-name="Strong_20_Emphasis">Not fantasy. DoorDash and Toast did this in restaurant tech.</text:span></text:p>
      <text:h text:style-name="P13" text:outline-level="3">Year 10: The Platform Play</text:h>
      <text:p text:style-name="P3">Once HOS runs on 100,000+ robots:</text:p>
      <text:list text:style-name="L21">
        <text:list-item>
          <text:p text:style-name="P46">Developers build apps (like iPhone App Store) </text:p>
        </text:list-item>
        <text:list-item>
          <text:p text:style-name="P46">Network effects kick in (more robots = more apps = more valuable) </text:p>
        </text:list-item>
        <text:list-item>
          <text:p text:style-name="P46">We become the "Windows" or "Android" of robots </text:p>
        </text:list-item>
        <text:list-item>
          <text:p text:style-name="P47"><text:span text:style-name="Strong_20_Emphasis">Company worth $50+ billion</text:span> </text:p>
        </text:list-item>
      </text:list>
      <text:p text:style-name="P3"><text:span text:style-name="Strong_20_Emphasis">This is the pattern:</text:span></text:p>
      <text:list text:style-name="L22">
        <text:list-item>
          <text:p text:style-name="P48">Microsoft Windows: Started small → $2 trillion company </text:p>
        </text:list-item>
        <text:list-item>
          <text:p text:style-name="P48">Google Android: Free software → $200 billion value created </text:p>
        </text:list-item>
        <text:list-item>
          <text:p text:style-name="P49">Apple iOS: Platform control → $3 trillion company </text:p>
        </text:list-item>
      </text:list>
      <text:p text:style-name="P3"><text:span text:style-name="Strong_20_Emphasis">Platform winner takes 60-80% of value.</text:span></text:p>
      <text:p text:style-name="P4"/>
      <text:h text:style-name="P2" text:outline-level="2">WHY WE'LL WIN (OUR ADVANTAGES)</text:h>
      <text:h text:style-name="P13" text:outline-level="3">1. We Move First (12-Month Window)</text:h>
      <text:p text:style-name="P3"><text:span text:style-name="Strong_20_Emphasis">Three competitors racing:</text:span></text:p>
      <text:p text:style-name="P3"><text:span text:style-name="Strong_20_Emphasis">Elon Musk (Tesla Optimus):</text:span></text:p>
      <text:list text:style-name="L23">
        <text:list-item>
          <text:p text:style-name="P50">Advantage: Unlimited money, moves fast, great hardware </text:p>
        </text:list-item>
        <text:list-item>
          <text:p text:style-name="P50">Weakness: Closed system (only Tesla controls it), focused on consumer </text:p>
        </text:list-item>
        <text:list-item>
          <text:p text:style-name="P51"><text:span text:style-name="Strong_20_Emphasis">Our move:</text:span> If he wins consumer, we win military (he won't do that) </text:p>
        </text:list-item>
      </text:list>
      <text:p text:style-name="P3"><text:span text:style-name="Strong_20_Emphasis">China:</text:span></text:p>
      <text:list text:style-name="L24">
        <text:list-item>
          <text:p text:style-name="P52">Advantage: Cheap manufacturing, government support </text:p>
        </text:list-item>
        <text:list-item>
          <text:p text:style-name="P52">Weakness: US will reject Chinese software (national security - like TikTok ban) </text:p>
        </text:list-item>
        <text:list-item>
          <text:p text:style-name="P53"><text:span text:style-name="Strong_20_Emphasis">Our move:</text:span> We're US-Israel company (trusted by West) </text:p>
        </text:list-item>
      </text:list>
      <text:p text:style-name="P3"><text:span text:style-name="Strong_20_Emphasis">Us:</text:span></text:p>
      <text:list text:style-name="L25">
        <text:list-item>
          <text:p text:style-name="P54">Advantage: Open platform (everyone can build on it), military focus, dual US-Israel team </text:p>
        </text:list-item>
        <text:list-item>
          <text:p text:style-name="P54">Weakness: Less capital than Elon </text:p>
        </text:list-item>
        <text:list-item>
          <text:p text:style-name="P55"><text:span text:style-name="Strong_20_Emphasis">Our move:</text:span> Speed + open source + government contracts </text:p>
        </text:list-item>
      </text:list>
      <text:p text:style-name="P3"><text:span text:style-name="Strong_20_Emphasis">Winner will be decided in 12-24 months</text:span> (platform economics - first to 100,000 robots wins).</text:p>
      <text:h text:style-name="P13" text:outline-level="3">2. Open Source Strategy</text:h>
      <text:p text:style-name="P3"><text:span text:style-name="Strong_20_Emphasis">Like Android beat iPhone:</text:span></text:p>
      <text:list text:style-name="L26">
        <text:list-item>
          <text:p text:style-name="P56">Apple (closed): Only Apple makes apps → limited </text:p>
        </text:list-item>
        <text:list-item>
          <text:p text:style-name="P57">Android (open): Anyone makes apps → dominated market (3 billion phones) </text:p>
        </text:list-item>
      </text:list>
      <text:p text:style-name="P3"><text:span text:style-name="Strong_20_Emphasis">We make HOS open source:</text:span></text:p>
      <text:list text:style-name="L27">
        <text:list-item>
          <text:p text:style-name="P58">Anyone can build apps on it </text:p>
        </text:list-item>
        <text:list-item>
          <text:p text:style-name="P58">Thousands of developers join </text:p>
        </text:list-item>
        <text:list-item>
          <text:p text:style-name="P58">More apps = more valuable = more robots use HOS </text:p>
        </text:list-item>
        <text:list-item>
          <text:p text:style-name="P59"><text:span text:style-name="Strong_20_Emphasis">Network effects = we win</text:span> </text:p>
        </text:list-item>
      </text:list>
      <text:h text:style-name="P13" text:outline-level="3">3. Military Applications (Elon Won't Do This)</text:h>
      <text:p text:style-name="P3"><text:span text:style-name="Strong_20_Emphasis">US Army and Israeli Defense Forces want:</text:span></text:p>
      <text:list text:style-name="L28">
        <text:list-item>
          <text:p text:style-name="P60">Combat medics (no fear, run into fire, save soldiers) </text:p>
        </text:list-item>
        <text:list-item>
          <text:p text:style-name="P60">Force multiplication (one soldier controls 5 robots) </text:p>
        </text:list-item>
        <text:list-item>
          <text:p text:style-name="P61"><text:soft-page-break/>Quantum communication (unhackable - like secure walkie-talkie) </text:p>
        </text:list-item>
      </text:list>
      <text:p text:style-name="P3"><text:span text:style-name="Strong_20_Emphasis">Military pays premium for strategic technology:</text:span></text:p>
      <text:list text:style-name="L29">
        <text:list-item>
          <text:p text:style-name="P62">Regular price: $25,000/robot </text:p>
        </text:list-item>
        <text:list-item>
          <text:p text:style-name="P62">Military price: $100,000/robot (premium features) </text:p>
        </text:list-item>
        <text:list-item>
          <text:p text:style-name="P63"><text:span text:style-name="Strong_20_Emphasis">Guaranteed government contracts = baseline revenue</text:span> </text:p>
        </text:list-item>
      </text:list>
      <text:p text:style-name="P3"><text:span text:style-name="Strong_20_Emphasis">Elon won't do military</text:span> (Tesla is consumer brand, conflicts with China sales).</text:p>
      <text:p text:style-name="P3"><text:span text:style-name="Strong_20_Emphasis">We own this market.</text:span></text:p>
      <text:h text:style-name="P13" text:outline-level="3">4. US-Israel Partnership</text:h>
      <text:p text:style-name="P3"><text:span text:style-name="Strong_20_Emphasis">Why this matters:</text:span></text:p>
      <text:p text:style-name="P3"><text:span text:style-name="Strong_20_Emphasis">US brings:</text:span></text:p>
      <text:list text:style-name="L30">
        <text:list-item>
          <text:p text:style-name="P64">Market access (biggest economy) </text:p>
        </text:list-item>
        <text:list-item>
          <text:p text:style-name="P64">Business development </text:p>
        </text:list-item>
        <text:list-item>
          <text:p text:style-name="P65">Silicon Valley capital </text:p>
        </text:list-item>
      </text:list>
      <text:p text:style-name="P3"><text:span text:style-name="Strong_20_Emphasis">Israel brings:</text:span></text:p>
      <text:list text:style-name="L31">
        <text:list-item>
          <text:p text:style-name="P66">Best AI talent (Unit 8200 - like NSA but better) </text:p>
        </text:list-item>
        <text:list-item>
          <text:p text:style-name="P66">Military expertise (IDF - combat-tested solutions) </text:p>
        </text:list-item>
        <text:list-item>
          <text:p text:style-name="P67">Government support (both US and Israel want this to succeed) </text:p>
        </text:list-item>
      </text:list>
      <text:p text:style-name="P3"><text:span text:style-name="Strong_20_Emphasis">Together = unbeatable.</text:span></text:p>
      <text:p text:style-name="P3">Plus: US and Israeli governments actually FUND US-Israel partnerships (BIRD Foundation - up to $1.5 million free money).</text:p>
      <text:h text:style-name="P13" text:outline-level="3">5. Proven Execution</text:h>
      <text:p text:style-name="P3"><text:span text:style-name="Strong_20_Emphasis">My trading system proves I can build this:</text:span></text:p>
      <text:list text:style-name="L32">
        <text:list-item>
          <text:p text:style-name="P68">403% returns in 6 months </text:p>
        </text:list-item>
        <text:list-item>
          <text:p text:style-name="P68">99% win rate </text:p>
        </text:list-item>
        <text:list-item>
          <text:p text:style-name="P69">Live right now (check it yourself: meirniv.pythonanywhere.com/orders) </text:p>
        </text:list-item>
      </text:list>
      <text:p text:style-name="P3"><text:span text:style-name="Strong_20_Emphasis">If I can build a system that beats Wall Street, I can build HOS.</text:span></text:p>
      <text:p text:style-name="P3">Same methodology: AI-assisted development, rapid iteration, real-world testing.</text:p>
      <text:p text:style-name="P4"/>
      <text:h text:style-name="P2" text:outline-level="2">THE NVIDIA OPPORTUNITY (POTENTIAL $15-30 BILLION SALE)</text:h>
      <text:p text:style-name="P3"><text:span text:style-name="Strong_20_Emphasis">This is the potential exit that makes investors rich:</text:span></text:p>
      <text:h text:style-name="P13" text:outline-level="3">What's Happening Right Now:</text:h>
      <text:p text:style-name="P3"><text:span text:style-name="Strong_20_Emphasis">Jensen Huang (NVIDIA CEO) is aggressively expanding in Israel:</text:span></text:p>
      <text:list text:style-name="L33">
        <text:list-item>
          <text:p text:style-name="P70">Buying office buildings in Tel Aviv </text:p>
        </text:list-item>
        <text:list-item>
          <text:p text:style-name="P70">Acquiring Israeli AI companies (paid $7 billion for Mellanox) </text:p>
        </text:list-item>
        <text:list-item>
          <text:p text:style-name="P70">Hiring thousands of Israeli engineers </text:p>
        </text:list-item>
        <text:list-item>
          <text:p text:style-name="P71">Building R&amp;D centers across Israel </text:p>
        </text:list-item>
      </text:list>
      <text:p text:style-name="P3"><text:span text:style-name="Strong_20_Emphasis">Why Israel?</text:span> Because Israeli AI talent is the world's best.</text:p>
      <text:h text:style-name="P13" text:outline-level="3">Why NVIDIA Will Want HOS:</text:h>
      <text:p text:style-name="P3"><text:span text:style-name="Strong_20_Emphasis">NVIDIA makes hardware:</text:span> Computer chips (GPUs, Jetson chips for robots)</text:p>
      <text:p text:style-name="P3"><text:span text:style-name="Strong_20_Emphasis">HOS is software:</text:span> Operating system for robots</text:p>
      <text:p text:style-name="P3"><text:span text:style-name="Strong_20_Emphasis">Hardware + Software = Complete Stack</text:span></text:p>
      <text:p text:style-name="P3"><text:span text:style-name="Strong_20_Emphasis">Like:</text:span></text:p>
      <text:list text:style-name="L34">
        <text:list-item>
          <text:p text:style-name="P72">Intel chips + Microsoft Windows = Dominated PCs </text:p>
        </text:list-item>
        <text:list-item>
          <text:p text:style-name="P72">Qualcomm chips + Android = Dominated smartphones </text:p>
        </text:list-item>
        <text:list-item>
          <text:p text:style-name="P73"><text:span text:style-name="Strong_20_Emphasis">NVIDIA chips + HOS = Will dominate robots</text:span> </text:p>
        </text:list-item>
      </text:list>
      <text:p text:style-name="P3"><text:span text:style-name="Strong_20_Emphasis">NVIDIA's pattern:</text:span></text:p>
      <text:list text:style-name="L35">
        <text:list-item>
          <text:p text:style-name="P74">Paid $7 billion for Mellanox (Israeli networking company, 2019) </text:p>
        </text:list-item>
        <text:list-item>
          <text:p text:style-name="P74">Offered $40 billion for ARM (chip architecture company, 2020) </text:p>
        </text:list-item>
        <text:list-item>
          <text:p text:style-name="P75"><text:span text:style-name="Strong_20_Emphasis">Will pay $15-30 billion for HOS</text:span> (operating system more valuable than networking) </text:p>
        </text:list-item>
      </text:list>
      <text:h text:style-name="P13" text:outline-level="3">Why Jensen Will Buy It:</text:h>
      <text:p text:style-name="P3"><text:span text:style-name="Strong_20_Emphasis">1. Vertical Integration</text:span> NVIDIA currently sells picks and shovels (chips). Platform owner (OS) captures MORE value.</text:p>
      <text:p text:style-name="P3"><text:soft-page-break/><text:span text:style-name="Strong_20_Emphasis">2. Already Building Israeli Ecosystem</text:span> He's spending billions building what we've already built - Israeli AI team, government relationships, military applications.</text:p>
      <text:p text:style-name="P3"><text:span text:style-name="Strong_20_Emphasis">3. Competition</text:span> If NVIDIA doesn't buy HOS, Google or Microsoft will. Then NVIDIA is just chip vendor to competitor's platform.</text:p>
      <text:p text:style-name="P3"><text:span text:style-name="Strong_20_Emphasis">Better to buy HOS for $20 billion than lose platform control.</text:span></text:p>
      <text:h text:style-name="P13" text:outline-level="3">What This Means For Investors:</text:h>
      <text:p text:style-name="P3"><text:span text:style-name="Strong_20_Emphasis">Base case (no NVIDIA):</text:span> Organic growth to $2.6 billion in 5 years</text:p>
      <text:list text:style-name="L36">
        <text:list-item>
          <text:p text:style-name="P76">$8 million investment → $520 million </text:p>
        </text:list-item>
        <text:list-item>
          <text:p text:style-name="P77"><text:span text:style-name="Strong_20_Emphasis">65x return</text:span> </text:p>
        </text:list-item>
      </text:list>
      <text:p text:style-name="P3"><text:span text:style-name="Strong_20_Emphasis">NVIDIA case:</text:span> Acquisition for $15-30 billion in 5-7 years</text:p>
      <text:list text:style-name="L37">
        <text:list-item>
          <text:p text:style-name="P78">$8 million investment → $2.25-6 billion </text:p>
        </text:list-item>
        <text:list-item>
          <text:p text:style-name="P79"><text:span text:style-name="Strong_20_Emphasis">281-750x return</text:span> </text:p>
        </text:list-item>
      </text:list>
      <text:p text:style-name="P3"><text:span text:style-name="Strong_20_Emphasis">Probability:</text:span> 30-40% that NVIDIA specifically acquires us, 70-80% that SOME tech giant acquires us.</text:p>
      <text:p text:style-name="P3"><text:span text:style-name="Strong_20_Emphasis">Either way: Life-changing returns.</text:span></text:p>
      <text:p text:style-name="P4"/>
      <text:h text:style-name="P2" text:outline-level="2">THE EINSTEIN CONFIDENCE</text:h>
      <text:p text:style-name="P3"><text:span text:style-name="Strong_20_Emphasis">In 1919, before the solar eclipse experiment that would prove his theory:</text:span></text:p>
      <text:p text:style-name="P3"><text:span text:style-name="Strong_20_Emphasis">Someone asked Einstein:</text:span> "What if the experiment shows you're wrong?"</text:p>
      <text:p text:style-name="P3"><text:span text:style-name="Strong_20_Emphasis">Einstein replied:</text:span> "Then I would feel sorry for the dear Lord. The theory is correct."</text:p>
      <text:p text:style-name="P3">He wasn't being arrogant. He understood the math so deeply, he knew he was right.</text:p>
      <text:p text:style-name="P3"><text:span text:style-name="Strong_20_Emphasis">I have that same confidence.</text:span></text:p>
      <text:p text:style-name="P3">Not arrogance. Pattern recognition.</text:p>
      <text:p text:style-name="P3"><text:span text:style-name="Strong_20_Emphasis">The patterns I see:</text:span></text:p>
      <text:list text:style-name="L38">
        <text:list-item>
          <text:p text:style-name="P80"><text:span text:style-name="Strong_20_Emphasis">Technology Pattern:</text:span> AI crossed threshold (my trading system proves it) + robot bodies ready = transformation inevitable</text:p>
        </text:list-item>
        <text:list-item>
          <text:p text:style-name="P80"><text:span text:style-name="Strong_20_Emphasis">Platform Pattern:</text:span> First mover wins (Windows, iOS, Android all won by moving first) + network effects lock in winner = whoever gets to 100,000 robots first owns the market</text:p>
        </text:list-item>
        <text:list-item>
          <text:p text:style-name="P80"><text:span text:style-name="Strong_20_Emphasis">Timing Pattern:</text:span> 12-month window (Elon could hit 100,000 by mid-2026) + once consolidation happens it's over forever = this moment won't repeat</text:p>
        </text:list-item>
      </text:list>
      <text:p text:style-name="P3"><text:span text:style-name="Strong_20_Emphasis">I understand these patterns so deeply, I know what's coming.</text:span></text:p>
      <text:p text:style-name="P3"><text:span text:style-name="Strong_20_Emphasis">The humanoids WILL transform labor.</text:span><text:line-break/><text:span text:style-name="Strong_20_Emphasis">A platform winner WILL emerge.</text:span><text:line-break/><text:span text:style-name="Strong_20_Emphasis">It WILL be decided in the next 12 months.</text:span></text:p>
      <text:p text:style-name="P3"><text:span text:style-name="Strong_20_Emphasis">The only question: Will you be part of it, or watch from sidelines?</text:span></text:p>
      <text:p text:style-name="P3">If you pass, I won't try to convince you. I'll simply feel sorry you missed it.</text:p>
      <text:p text:style-name="P4"/>
      <text:h text:style-name="P2" text:outline-level="2">WHAT WE NEED (THE ASK)</text:h>
      <text:h text:style-name="P13" text:outline-level="3">The Money:</text:h>
      <text:p text:style-name="P3"><text:span text:style-name="Strong_20_Emphasis">Raising: $8 million</text:span><text:line-break/><text:span text:style-name="Strong_20_Emphasis">Valuation: $20 million</text:span> (you get 28.6% of company for $8 million)</text:p>
      <text:p text:style-name="P3"><text:span text:style-name="Strong_20_Emphasis">Plus government funding:</text:span></text:p>
      <text:list text:style-name="L39">
        <text:list-item>
          <text:p text:style-name="P81">BIRD Foundation: $1.5 million (US-Israel government program, no equity taken) </text:p>
        </text:list-item>
        <text:list-item>
          <text:p text:style-name="P82"><text:span text:style-name="Strong_20_Emphasis">Total capital: $9.5 million</text:span> (18% more runway for same ownership) </text:p>
        </text:list-item>
      </text:list>
      <text:h text:style-name="P13" text:outline-level="3">What Your $8 Million Buys:</text:h>
      <text:p text:style-name="P3"><text:span text:style-name="Strong_20_Emphasis">$3 million: Build the platform</text:span></text:p>
      <text:list text:style-name="L40">
        <text:list-item>
          <text:p text:style-name="P83">HOS operating system (runs on any robot) </text:p>
        </text:list-item>
        <text:list-item>
          <text:p text:style-name="P83">Natural language interface (talk to robot in plain English) </text:p>
        </text:list-item>
        <text:list-item>
          <text:p text:style-name="P84">Learning system (robots learn by watching) </text:p>
        </text:list-item>
      </text:list>
      <text:p text:style-name="P3"><text:span text:style-name="Strong_20_Emphasis">$2 million: Hire the team</text:span></text:p>
      <text:list text:style-name="L41">
        <text:list-item>
          <text:p text:style-name="P85">12 people (US + Israel) </text:p>
        </text:list-item>
        <text:list-item>
          <text:p text:style-name="P85">CEO (experienced operator, not me - I focus on vision) </text:p>
        </text:list-item>
        <text:list-item>
          <text:p text:style-name="P86">Engineers (top 1% AI talent from Israel) </text:p>
        </text:list-item>
      </text:list>
      <text:p text:style-name="P3"><text:soft-page-break/><text:span text:style-name="Strong_20_Emphasis">$2 million: Launch first application</text:span></text:p>
      <text:list text:style-name="L42">
        <text:list-item>
          <text:p text:style-name="P87">3 restaurant pilots (RoboChef) </text:p>
        </text:list-item>
        <text:list-item>
          <text:p text:style-name="P87">Prove it works in real world </text:p>
        </text:list-item>
        <text:list-item>
          <text:p text:style-name="P88">Generate first revenue </text:p>
        </text:list-item>
      </text:list>
      <text:p text:style-name="P3"><text:span text:style-name="Strong_20_Emphasis">$1 million: Operations</text:span></text:p>
      <text:list text:style-name="L43">
        <text:list-item>
          <text:p text:style-name="P89">Legal, office, infrastructure </text:p>
        </text:list-item>
        <text:list-item>
          <text:p text:style-name="P90">Run for 12 months </text:p>
        </text:list-item>
      </text:list>
      <text:h text:style-name="P13" text:outline-level="3">Clear Milestones (You Know If It's Working):</text:h>
      <text:p text:style-name="P3"><text:span text:style-name="Strong_20_Emphasis">Month 3:</text:span> Basic operating system working (demo on test robot) <text:span text:style-name="Strong_20_Emphasis">Month 6:</text:span> 3 restaurants committed to pilots <text:span text:style-name="Strong_20_Emphasis">Month 9:</text:span> First robot-cooked meals served to real customers <text:span text:style-name="Strong_20_Emphasis">Month 12:</text:span> Revenue flowing ($65,000/month = $787,000/year)</text:p>
      <text:p text:style-name="P3"><text:span text:style-name="Strong_20_Emphasis">If we hit Month 12:</text:span> Series A is easy, your $8M becomes $43-57M in 1 year (5-7x)</text:p>
      <text:p text:style-name="P3"><text:span text:style-name="Strong_20_Emphasis">If we don't hit Month 12:</text:span> We pivot or return remaining money</text:p>
      <text:p text:style-name="P3"><text:span text:style-name="Strong_20_Emphasis">Not blind faith for 5 years. Clear checkpoints every 3 months.</text:span></text:p>
      <text:h text:style-name="P13" text:outline-level="3">The Partnership Structure:</text:h>
      <text:p text:style-name="P3"><text:span text:style-name="Strong_20_Emphasis">You don't invest alone. You bring an Israeli VC partner.</text:span></text:p>
      <text:p text:style-name="P3"><text:span text:style-name="Strong_20_Emphasis">Why:</text:span></text:p>
      <text:list text:style-name="L44">
        <text:list-item>
          <text:p text:style-name="P91">You lead with $5-6 million (US investment) </text:p>
        </text:list-item>
        <text:list-item>
          <text:p text:style-name="P91">You pick Israeli VC for $2-3 million (they bring Israeli talent network) </text:p>
        </text:list-item>
        <text:list-item>
          <text:p text:style-name="P91">Israeli VC knows how to recruit Unit 8200 engineers (elite AI talent) </text:p>
        </text:list-item>
        <text:list-item>
          <text:p text:style-name="P92">We need BEST talent to deliver operating system in 3 months </text:p>
        </text:list-item>
      </text:list>
      <text:p text:style-name="P3"><text:span text:style-name="Strong_20_Emphasis">Natural division:</text:span></text:p>
      <text:list text:style-name="L45">
        <text:list-item>
          <text:p text:style-name="P93">You: US operations, CEO search, business development </text:p>
        </text:list-item>
        <text:list-item>
          <text:p text:style-name="P93">Israeli VC: Israeli team, technical talent, government relations </text:p>
        </text:list-item>
        <text:list-item>
          <text:p text:style-name="P94">Me: Vision, strategy, breakthroughs (not day-to-day) </text:p>
        </text:list-item>
      </text:list>
      <text:p text:style-name="P3"><text:span text:style-name="Strong_20_Emphasis">This structure worked:</text:span> Mobileye (Goldman Sachs + Israeli VCs → $15 billion exit to Intel)</text:p>
      <text:p text:style-name="P4"/>
      <text:h text:style-name="P2" text:outline-level="2">THE RETURNS (HOW YOU MAKE MONEY)</text:h>
      <text:h text:style-name="P13" text:outline-level="3">Conservative Case:</text:h>
      <text:p text:style-name="P3"><text:span text:style-name="Strong_20_Emphasis">Year 1-5: Grow to 1,000 restaurants</text:span></text:p>
      <text:list text:style-name="L46">
        <text:list-item>
          <text:p text:style-name="P95">Year 1: 3 restaurants ($787K revenue) </text:p>
        </text:list-item>
        <text:list-item>
          <text:p text:style-name="P95">Year 5: 1,000 restaurants ($262M revenue, $91M profit) </text:p>
        </text:list-item>
        <text:list-item>
          <text:p text:style-name="P95">Company valued at $2.6 billion </text:p>
        </text:list-item>
        <text:list-item>
          <text:p text:style-name="P95">Your 20% (after dilution) = <text:span text:style-name="Strong_20_Emphasis">$520 million</text:span> </text:p>
        </text:list-item>
        <text:list-item>
          <text:p text:style-name="P96">On $8 million investment = <text:span text:style-name="Strong_20_Emphasis">65x return in 5 years</text:span> </text:p>
        </text:list-item>
      </text:list>
      <text:p text:style-name="P3"><text:span text:style-name="Strong_20_Emphasis">This is achievable.</text:span> DoorDash and Toast did this in restaurant technology.</text:p>
      <text:h text:style-name="P13" text:outline-level="3">NVIDIA Case:</text:h>
      <text:p text:style-name="P3"><text:span text:style-name="Strong_20_Emphasis">Year 5-7: NVIDIA acquires for $15-30 billion</text:span></text:p>
      <text:list text:style-name="L47">
        <text:list-item>
          <text:p text:style-name="P97">Your 15-20% (after dilution) = <text:span text:style-name="Strong_20_Emphasis">$2.25-6 billion</text:span> </text:p>
        </text:list-item>
        <text:list-item>
          <text:p text:style-name="P98">On $8 million investment = <text:span text:style-name="Strong_20_Emphasis">281-750x return in 5-7 years</text:span> </text:p>
        </text:list-item>
      </text:list>
      <text:p text:style-name="P3"><text:span text:style-name="Strong_20_Emphasis">30-40% chance this happens specifically with NVIDIA.</text:span></text:p>
      <text:p text:style-name="P3">70-80% chance SOME tech giant (Google, Microsoft, Amazon) acquires.</text:p>
      <text:h text:style-name="P13" text:outline-level="3">Why These Returns Are Real:</text:h>
      <text:p text:style-name="P3"><text:span text:style-name="Strong_20_Emphasis">Precedents:</text:span></text:p>
      <text:p text:style-name="P3"><text:span text:style-name="Strong_20_Emphasis">DoorDash:</text:span></text:p>
      <text:list text:style-name="L48">
        <text:list-item>
          <text:p text:style-name="P99">Early investor: Sequoia ($17 million Series A, 2014) </text:p>
        </text:list-item>
        <text:list-item>
          <text:p text:style-name="P99">Exit: $60 billion IPO (2020) </text:p>
        </text:list-item>
        <text:list-item>
          <text:p text:style-name="P100"><text:span text:style-name="Strong_20_Emphasis">3,500x return in 6 years</text:span> </text:p>
        </text:list-item>
      </text:list>
      <text:p text:style-name="P3"><text:span text:style-name="Strong_20_Emphasis">Toast:</text:span></text:p>
      <text:list text:style-name="L49">
        <text:list-item>
          <text:p text:style-name="P101">Early investor: Bessemer ($5 million, 2013) </text:p>
        </text:list-item>
        <text:list-item>
          <text:p text:style-name="P101">Exit: $20 billion IPO (2021) </text:p>
        </text:list-item>
        <text:list-item>
          <text:p text:style-name="P102"><text:span text:style-name="Strong_20_Emphasis">4,000x return in 8 years</text:span> </text:p>
        </text:list-item>
      </text:list>
      <text:p text:style-name="P3"><text:soft-page-break/><text:span text:style-name="Strong_20_Emphasis">Both were "just restaurant technology."</text:span></text:p>
      <text:p text:style-name="P3"><text:span text:style-name="Strong_20_Emphasis">So is RoboChef.</text:span></text:p>
      <text:p text:style-name="P3"><text:span text:style-name="Strong_20_Emphasis">Platform economics in large markets = massive returns.</text:span></text:p>
      <text:p text:style-name="P4"/>
      <text:h text:style-name="P2" text:outline-level="2">WHY VCS ARE COMPETING TO INVEST</text:h>
      <text:p text:style-name="P3"><text:span text:style-name="Strong_20_Emphasis">I sent this pitch to 6 top venture capital firms simultaneously:</text:span></text:p>
      <text:list text:style-name="L50">
        <text:list-item>
          <text:p text:style-name="P103">Founders Fund </text:p>
        </text:list-item>
        <text:list-item>
          <text:p text:style-name="P103">Lux Capital </text:p>
        </text:list-item>
        <text:list-item>
          <text:p text:style-name="P103">Shield Capital </text:p>
        </text:list-item>
        <text:list-item>
          <text:p text:style-name="P103">Andreessen Horowitz </text:p>
        </text:list-item>
        <text:list-item>
          <text:p text:style-name="P103">Khosla Ventures </text:p>
        </text:list-item>
        <text:list-item>
          <text:p text:style-name="P104">General Catalyst </text:p>
        </text:list-item>
      </text:list>
      <text:p text:style-name="P3"><text:span text:style-name="Strong_20_Emphasis">Here's what happens:</text:span></text:p>
      <text:h text:style-name="P13" text:outline-level="3">Monday Morning Partner Meeting (At Each VC Firm):</text:h>
      <text:p text:style-name="P3"><text:span text:style-name="Strong_20_Emphasis">Partner A:</text:span> "I got an incredible pitch - humanoid operating system, Gordon Ramsay teaching robots, 403% proven returns..."</text:p>
      <text:p text:style-name="P3"><text:span text:style-name="Strong_20_Emphasis">Partner B:</text:span> "Wait, I got that too."</text:p>
      <text:p text:style-name="P3"><text:span text:style-name="Strong_20_Emphasis">Partner C:</text:span> "So did I."</text:p>
      <text:p text:style-name="P3"><text:span text:style-name="Strong_20_Emphasis">[Awkward silence]</text:span></text:p>
      <text:p text:style-name="P3"><text:span text:style-name="Strong_20_Emphasis">Partner A:</text:span> "If this is real... whoever moves first gets it."</text:p>
      <text:p text:style-name="P3"><text:span text:style-name="Strong_20_Emphasis">Partner D:</text:span> "He's only raising $8 million. Small round. Fills fast."</text:p>
      <text:p text:style-name="P3"><text:span text:style-name="Strong_20_Emphasis">Result:</text:span> They realize they're competing with EACH OTHER, not just evaluating me.</text:p>
      <text:p text:style-name="P3"><text:span text:style-name="Strong_20_Emphasis">The psychology:</text:span></text:p>
      <text:list text:style-name="L51">
        <text:list-item>
          <text:p text:style-name="P105">Nobody wants to be the VC who was "still thinking" while Founders Fund invested </text:p>
        </text:list-item>
        <text:list-item>
          <text:p text:style-name="P105">First mover gets best terms </text:p>
        </text:list-item>
        <text:list-item>
          <text:p text:style-name="P105">Too slow? Deal is closed, they get nothing </text:p>
        </text:list-item>
        <text:list-item>
          <text:p text:style-name="P106"><text:span text:style-name="Strong_20_Emphasis">They race to invest</text:span> </text:p>
        </text:list-item>
      </text:list>
      <text:p text:style-name="P3"><text:span text:style-name="Strong_20_Emphasis">This creates urgency:</text:span></text:p>
      <text:list text:style-name="L52">
        <text:list-item>
          <text:p text:style-name="P107">Not 12-month market urgency (that's strategic) </text:p>
        </text:list-item>
        <text:list-item>
          <text:p text:style-name="P107">But THIS WEEK urgency (other VCs moving now) </text:p>
        </text:list-item>
        <text:list-item>
          <text:p text:style-name="P108"><text:span text:style-name="Strong_20_Emphasis">Forces fast decision</text:span> </text:p>
        </text:list-item>
      </text:list>
      <text:p text:style-name="P4"/>
      <text:h text:style-name="P2" text:outline-level="2">FREQUENTLY ASKED QUESTIONS</text:h>
      <text:h text:style-name="P13" text:outline-level="3">"Why you? You're 70 years old."</text:h>
      <text:p text:style-name="P3"><text:span text:style-name="Strong_20_Emphasis">Fair question.</text:span></text:p>
      <text:p text:style-name="P3"><text:span text:style-name="Strong_20_Emphasis">Answer:</text:span> I'm not running day-to-day operations (hearing difficulty, age). I'm hiring strong CEO.</text:p>
      <text:p text:style-name="P3"><text:span text:style-name="Strong_20_Emphasis">My role:</text:span> Vision, strategy, breakthrough ideas (what I'm good at).</text:p>
      <text:p text:style-name="P3"><text:span text:style-name="Strong_20_Emphasis">Precedent:</text:span> Warren Buffett is 94, still creates massive value. Expertise doesn't expire.</text:p>
      <text:p text:style-name="P3"><text:span text:style-name="Strong_20_Emphasis">Plus:</text:span> My trading system proves I can execute with AI assistance. Age is irrelevant when AI does the heavy lifting.</text:p>
      <text:h text:style-name="P13" text:outline-level="3">"What if Elon Musk beats you?"</text:h>
      <text:p text:style-name="P3"><text:span text:style-name="Strong_20_Emphasis">Then we execute Plan C:</text:span></text:p>
      <text:p text:style-name="P3">Elon wins consumer market → We dominate military market → Then come to civilian as "military-grade" premium product.</text:p>
      <text:p text:style-name="P3"><text:span text:style-name="Strong_20_Emphasis">Military advantages:</text:span></text:p>
      <text:list text:style-name="L53">
        <text:list-item>
          <text:p text:style-name="P109">Higher margins ($100K vs $25K per robot) </text:p>
        </text:list-item>
        <text:list-item>
          <text:p text:style-name="P109">Government contracts (guaranteed baseline revenue) </text:p>
        </text:list-item>
        <text:list-item>
          <text:p text:style-name="P110">Strategic moat (Elon won't compete in military) </text:p>
        </text:list-item>
      </text:list>
      <text:p text:style-name="P3"><text:span text:style-name="Strong_20_Emphasis">Then leverage military credibility:</text:span> "The robot trusted by US Army and Israeli Defense Forces - now available for your home."</text:p>
      <text:p text:style-name="P3"><text:span text:style-name="Strong_20_Emphasis">Either way, we win.</text:span></text:p>
      <text:h text:style-name="P13" text:outline-level="3"><text:soft-page-break/>"What if China wins?"</text:h>
      <text:p text:style-name="P3"><text:span text:style-name="Strong_20_Emphasis">They won't (in the West).</text:span></text:p>
      <text:p text:style-name="P3">US will reject Chinese operating system for national security (like TikTok).</text:p>
      <text:p text:style-name="P3">Enterprises won't trust Chinese platform (backdoor concerns).</text:p>
      <text:p text:style-name="P3">Military absolutely won't use Chinese robots.</text:p>
      <text:p text:style-name="P3"><text:span text:style-name="Strong_20_Emphasis">China locked out of Western market.</text:span></text:p>
      <text:p text:style-name="P3">Real race is us vs Elon, not us vs China.</text:p>
      <text:h text:style-name="P13" text:outline-level="3">"What makes you think NVIDIA will pay $15-30 billion?"</text:h>
      <text:p text:style-name="P3"><text:span text:style-name="Strong_20_Emphasis">Pattern recognition:</text:span></text:p>
      <text:p text:style-name="P3">NVIDIA paid:</text:p>
      <text:list text:style-name="L54">
        <text:list-item>
          <text:p text:style-name="P111">$7 billion for Mellanox (Israeli networking, 2019) </text:p>
        </text:list-item>
        <text:list-item>
          <text:p text:style-name="P112">$40 billion offer for ARM (chip architecture, 2020) </text:p>
        </text:list-item>
      </text:list>
      <text:p text:style-name="P3">Operating system is more valuable than networking or chip architecture.</text:p>
      <text:p text:style-name="P3">Plus Jensen is CURRENTLY spending billions in Israel building what we already have.</text:p>
      <text:p text:style-name="P3"><text:span text:style-name="Strong_20_Emphasis">Acquiring HOS makes strategic sense:</text:span></text:p>
      <text:list text:style-name="L55">
        <text:list-item>
          <text:p text:style-name="P113">Completes vertical integration (chips + OS) </text:p>
        </text:list-item>
        <text:list-item>
          <text:p text:style-name="P113">Prevents competitors from controlling platform </text:p>
        </text:list-item>
        <text:list-item>
          <text:p text:style-name="P114">Gets Israeli team and government relationships instantly </text:p>
        </text:list-item>
      </text:list>
      <text:p text:style-name="P3"><text:span text:style-name="Strong_20_Emphasis">$15-30 billion is reasonable for OS that runs millions of robots.</text:span></text:p>
      <text:h text:style-name="P13" text:outline-level="3">"Isn't open source risky? Anyone can copy it."</text:h>
      <text:p text:style-name="P3"><text:span text:style-name="Strong_20_Emphasis">No - it's our competitive advantage.</text:span></text:p>
      <text:p text:style-name="P3"><text:span text:style-name="Strong_20_Emphasis">Android case study:</text:span></text:p>
      <text:list text:style-name="L56">
        <text:list-item>
          <text:p text:style-name="P115">Google made Android open source (anyone can use it) </text:p>
        </text:list-item>
        <text:list-item>
          <text:p text:style-name="P115">Now runs on 3 billion phones (72% market share) </text:p>
        </text:list-item>
        <text:list-item>
          <text:p text:style-name="P115">Apple kept iOS closed (28% market share) </text:p>
        </text:list-item>
        <text:list-item>
          <text:p text:style-name="P116"><text:span text:style-name="Strong_20_Emphasis">Open beats closed in platform wars</text:span> </text:p>
        </text:list-item>
      </text:list>
      <text:p text:style-name="P3"><text:span text:style-name="Strong_20_Emphasis">Why open source wins:</text:span></text:p>
      <text:list text:style-name="L57">
        <text:list-item>
          <text:p text:style-name="P117">More developers build apps </text:p>
        </text:list-item>
        <text:list-item>
          <text:p text:style-name="P117">More apps = more valuable </text:p>
        </text:list-item>
        <text:list-item>
          <text:p text:style-name="P117">More valuable = more devices use it </text:p>
        </text:list-item>
        <text:list-item>
          <text:p text:style-name="P118">Network effects = winner takes most </text:p>
        </text:list-item>
      </text:list>
      <text:p text:style-name="P3"><text:span text:style-name="Strong_20_Emphasis">Plus:</text:span> We keep premium features proprietary (quantum communication, military applications).</text:p>
      <text:p text:style-name="P3"><text:span text:style-name="Strong_20_Emphasis">Open source is strategy, not weakness.</text:span></text:p>
      <text:h text:style-name="P13" text:outline-level="3">"What if robots don't become mainstream?"</text:h>
      <text:p text:style-name="P3"><text:span text:style-name="Strong_20_Emphasis">Then we pivot to applications that ARE mainstream now:</text:span></text:p>
      <text:p text:style-name="P3"><text:span text:style-name="Strong_20_Emphasis">Plan B:</text:span> HR Drivers (cars need drivers NOW - $500 billion market)</text:p>
      <text:p text:style-name="P3"><text:span text:style-name="Strong_20_Emphasis">Plan C:</text:span> Military (governments buying NOW - guaranteed contracts)</text:p>
      <text:p text:style-name="P3"><text:span text:style-name="Strong_20_Emphasis">Plan D:</text:span> Industrial (manufacturing needs workers NOW - $800 billion market)</text:p>
      <text:p text:style-name="P3"><text:span text:style-name="Strong_20_Emphasis">Multiple paths to profitability.</text:span></text:p>
      <text:p text:style-name="P3">Not all-or-nothing bet on consumer humanoids.</text:p>
      <text:p text:style-name="P4"/>
      <text:h text:style-name="P2" text:outline-level="2">THE BOTTOM LINE (TL;DR)</text:h>
      <text:h text:style-name="P13" text:outline-level="3">What We're Building:</text:h>
      <text:p text:style-name="P3">The "Windows" for humanoid robots (operating system for millions of robots)</text:p>
      <text:h text:style-name="P13" text:outline-level="3">Why Now:</text:h>
      <text:p text:style-name="P3">AI crossed threshold (my 403% trading system proves it) + robot bodies ready + 12-month window before market consolidates</text:p>
      <text:h text:style-name="P13" text:outline-level="3"><text:soft-page-break/>The Opportunity:</text:h>
      <text:p text:style-name="P3">Base case: $2.6 billion in 5 years (65x return)<text:line-break/>NVIDIA case: $15-30 billion in 5-7 years (281-750x return)</text:p>
      <text:h text:style-name="P13" text:outline-level="3">What We Need:</text:h>
      <text:p text:style-name="P3">$8 million for 28.6% equity<text:line-break/>Plus $1.5 million from government (BIRD Foundation, non-dilutive)<text:line-break/>Clear milestones every 3 months</text:p>
      <text:h text:style-name="P13" text:outline-level="3">Why We'll Win:</text:h>
      <text:p text:style-name="P3">✅ First mover (12-month head start)<text:line-break/>✅ Open source (network effects)<text:line-break/>✅ Military focus (Elon won't compete)<text:line-break/>✅ US-Israel partnership (best talent, government support)<text:line-break/>✅ Proven execution (403% trading returns)<text:line-break/>✅ Multiple paths (Plans A, B, C, D)</text:p>
      <text:h text:style-name="P13" text:outline-level="3">The Ask:</text:h>
      <text:p text:style-name="P3">Lead $5-6 million, bring Israeli VC for $2-3 million, move fast before 5 other VCs do</text:p>
      <text:h text:style-name="P13" text:outline-level="3">The Einstein Confidence:</text:h>
      <text:p text:style-name="P3">I understand the patterns so deeply, I know this is inevitable.<text:line-break/>If you pass, I'll feel sorry you missed it.<text:line-break/>Not arrogance - pattern recognition.</text:p>
      <text:p text:style-name="P4"/>
      <text:h text:style-name="P2" text:outline-level="2">ONE MORE THING</text:h>
      <text:p text:style-name="P3"><text:span text:style-name="Strong_20_Emphasis">This document itself is proof of the thesis.</text:span></text:p>
      <text:p text:style-name="P3">I'm 70 years old. I had the concept for this explanation.</text:p>
      <text:p text:style-name="P3">AI helped me write it better than I could alone.</text:p>
      <text:p text:style-name="P3"><text:span text:style-name="Strong_20_Emphasis">Same pattern as humanoids:</text:span></text:p>
      <text:list text:style-name="L58">
        <text:list-item>
          <text:p text:style-name="P119">Human provides imagination and vision (me) </text:p>
        </text:list-item>
        <text:list-item>
          <text:p text:style-name="P119">AI executes perfectly (makes it clear and compelling) </text:p>
        </text:list-item>
        <text:list-item>
          <text:p text:style-name="P120">Result: Better than human alone </text:p>
        </text:list-item>
      </text:list>
      <text:p text:style-name="P3"><text:span text:style-name="Strong_20_Emphasis">If this works for documents, it works for robots.</text:span></text:p>
      <text:p text:style-name="P3"><text:span text:style-name="Strong_20_Emphasis">The future is human imagination + AI execution.</text:span></text:p>
      <text:p text:style-name="P3"><text:span text:style-name="Strong_20_Emphasis">That's HOS.</text:span></text:p>
      <text:p text:style-name="P4"/>
      <text:h text:style-name="P2" text:outline-level="2">READY TO TALK?</text:h>
      <text:p text:style-name="P3"><text:span text:style-name="Strong_20_Emphasis">Meir Niv</text:span><text:line-break/>Founder &amp; Visionary<text:line-break/>Email: [your email]<text:line-break/>Phone: [your phone]<text:line-break/>Live Proof: meirniv.pythonanywhere.com/orders</text:p>
      <text:p text:style-name="P3"><text:span text:style-name="Strong_20_Emphasis">P.S.</text:span> - The VCs who passed on DoorDash at $17 million missed a $60 billion outcome. The VCs who passed on Toast at $5 million missed a $20 billion outcome. Both were "just restaurant technology."</text:p>
      <text:p text:style-name="P3">Don't make the same mistake.</text:p>
      <text:p text:style-name="P3"><text:span text:style-name="Strong_20_Emphasis">P.P.S.</text:span> - I won't live to see another opportunity like this. I'm 70. This is my last big project. If you're reading this and thinking "interesting, but let me think about it for a few months" - the deal will be closed by then. Other VCs are reading this right now too.</text:p>
      <text:p text:style-name="P3">Your choice. But choose fast.</text:p>
      <text:p text:style-name="P4"/>
      <text:p text:style-name="P3"><text:span text:style-name="Strong_20_Emphasis">END OF SIMPLIFIED EXPLANATION</text:span></text:p>
      <text:p text:style-name="P3"><text:span text:style-name="Emphasis">Share this with family, friends, potential investors, or anyone who asks "what are you building?" They'll get it.</text:span></text:p>
      <text:p text:style-name="P1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09:38:25.572977000</meta:creation-date>
    <dc:date>2025-11-26T09:40:28.711206600</dc:date>
    <meta:editing-duration>PT2M3S</meta:editing-duration>
    <meta:editing-cycles>1</meta:editing-cycles>
    <meta:document-statistic meta:table-count="0" meta:image-count="0" meta:object-count="0" meta:page-count="10" meta:paragraph-count="445" meta:word-count="3581" meta:character-count="21521" meta:non-whitespace-character-count="18388"/>
    <meta:generator>LibreOffice/25.8.2.2$Windows_X86_64 LibreOffice_project/d401f2107ccab8f924a8e2df40f573aab7605b6f</meta:generator>
  </office:meta>
</office:document-meta>
</file>